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-top="thin solid #000000" fo:border-bottom="none" fo:border-left="thin solid #000000" fo:border-right="thin solid #000000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41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1.49930555555556cm"/>
    </style:style>
    <style:style style:name="co3" style:family="table-column">
      <style:table-column-properties fo:break-before="auto" style:column-width="5.55625cm"/>
    </style:style>
    <style:style style:name="co4" style:family="table-column">
      <style:table-column-properties fo:break-before="auto" style:column-width="4.95652777777778cm"/>
    </style:style>
    <style:style style:name="co5" style:family="table-column">
      <style:table-column-properties fo:break-before="auto" style:column-width="9.26041666666667cm" style:use-optimal-column-width="true"/>
    </style:style>
    <style:style style:name="co6" style:family="table-column">
      <style:table-column-properties fo:break-before="auto" style:column-width="3.35138888888889cm"/>
    </style:style>
    <style:style style:name="co7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Zeiterfassung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Name:</text:p>
          </table:table-cell>
          <table:table-cell office:value-type="string" table:number-columns-spanned="7" table:number-rows-spanned="1" table:style-name="ce14">
            <text:p>Taha Alhariri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table:style-name="ce2">
            <text:p>Gruppe:</text:p>
          </table:table-cell>
          <table:table-cell office:value-type="string" table:number-columns-spanned="7" table:number-rows-spanned="1" table:style-name="ce14">
            <text:p>Luigi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atum</text:p>
          </table:table-cell>
          <table:table-cell office:value-type="string" table:style-name="ce3">
            <text:p>Beginn</text:p>
          </table:table-cell>
          <table:table-cell office:value-type="string" table:style-name="ce3">
            <text:p>Ende</text:p>
          </table:table-cell>
          <table:table-cell office:value-type="string" table:style-name="ce3">
            <text:p>Pause</text:p>
          </table:table-cell>
          <table:table-cell office:value-type="string" table:style-name="ce3">
            <text:p>Arbeitspaket</text:p>
          </table:table-cell>
          <table:table-cell office:value-type="string" table:style-name="ce3">
            <text:p>Teilaufgabe</text:p>
          </table:table-cell>
          <table:table-cell office:value-type="string" table:style-name="ce3">
            <text:p>Tätigkeitstyp</text:p>
          </table:table-cell>
          <table:table-cell office:value-type="string" table:style-name="ce3">
            <text:p>Dauer der Tätigkeit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4">
            <text:p>26.10.22</text:p>
          </table:table-cell>
          <table:table-cell office:value-type="time" office:time-value="PT15H12M0S" table:style-name="ce5">
            <text:p>15:12</text:p>
          </table:table-cell>
          <table:table-cell office:value-type="time" office:time-value="PT20H42M0S" table:style-name="ce5">
            <text:p>20:42</text:p>
          </table:table-cell>
          <table:table-cell office:value-type="time" office:time-value="PT0H34M0S" table:style-name="ce5">
            <text:p>00:34</text:p>
          </table:table-cell>
          <table:table-cell office:value-type="string" table:style-name="ce6">
            <text:p>Beispiel-Arbeitspaket 1</text:p>
          </table:table-cell>
          <table:table-cell office:value-type="string" table:style-name="ce6">
            <text:p>Aufgabe XY</text:p>
          </table:table-cell>
          <table:table-cell office:value-type="string" table:style-name="ce6">
            <text:p>Lastenheft und Leitfaden Besprechen + Git Einrichten</text:p>
          </table:table-cell>
          <table:table-cell office:value-type="time" office:time-value="PT4H56M0S" table:formula="of:=IF([.C5]-[.B5]-[.D5] &gt; 0; [.C5]-[.B5]-[.D5];&quot;&quot;)" table:style-name="ce7">
            <text:p>04:56</text:p>
          </table:table-cell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6]-[.B6]-[.D6] &gt; 0; [.C6]-[.B6]-[.D6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7]-[.B7]-[.D7] &gt; 0; [.C7]-[.B7]-[.D7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8]-[.B8]-[.D8] &gt; 0; [.C8]-[.B8]-[.D8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9]-[.B9]-[.D9] &gt; 0; [.C9]-[.B9]-[.D9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10]-[.B10]-[.D10] &gt; 0; [.C10]-[.B10]-[.D10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11]-[.B11]-[.D11] &gt; 0; [.C11]-[.B11]-[.D11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12]-[.B12]-[.D12] &gt; 0; [.C12]-[.B12]-[.D12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13]-[.B13]-[.D13] &gt; 0; [.C13]-[.B13]-[.D13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14]-[.B14]-[.D14] &gt; 0; [.C14]-[.B14]-[.D14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15]-[.B15]-[.D15] &gt; 0; [.C15]-[.B15]-[.D15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16]-[.B16]-[.D16] &gt; 0; [.C16]-[.B16]-[.D16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17]-[.B17]-[.D17] &gt; 0; [.C17]-[.B17]-[.D17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18]-[.B18]-[.D18] &gt; 0; [.C18]-[.B18]-[.D18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19]-[.B19]-[.D19] &gt; 0; [.C19]-[.B19]-[.D19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20]-[.B20]-[.D20] &gt; 0; [.C20]-[.B20]-[.D20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21]-[.B21]-[.D21] &gt; 0; [.C21]-[.B21]-[.D21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22]-[.B22]-[.D22] &gt; 0; [.C22]-[.B22]-[.D22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23]-[.B23]-[.D23] &gt; 0; [.C23]-[.B23]-[.D23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24]-[.B24]-[.D24] &gt; 0; [.C24]-[.B24]-[.D24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25]-[.B25]-[.D25] &gt; 0; [.C25]-[.B25]-[.D25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26]-[.B26]-[.D26] &gt; 0; [.C26]-[.B26]-[.D26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27]-[.B27]-[.D27] &gt; 0; [.C27]-[.B27]-[.D27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28]-[.B28]-[.D28] &gt; 0; [.C28]-[.B28]-[.D28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29]-[.B29]-[.D29] &gt; 0; [.C29]-[.B29]-[.D29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30]-[.B30]-[.D30] &gt; 0; [.C30]-[.B30]-[.D30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31]-[.B31]-[.D31] &gt; 0; [.C31]-[.B31]-[.D31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32]-[.B32]-[.D32] &gt; 0; [.C32]-[.B32]-[.D32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33]-[.B33]-[.D33] &gt; 0; [.C33]-[.B33]-[.D33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34]-[.B34]-[.D34] &gt; 0; [.C34]-[.B34]-[.D34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35]-[.B35]-[.D35] &gt; 0; [.C35]-[.B35]-[.D35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36]-[.B36]-[.D36] &gt; 0; [.C36]-[.B36]-[.D36];&quot;&quot;)" table:style-name="ce7"/>
          <table:table-cell table:number-columns-repeated="16376"/>
        </table:table-row>
        <table:table-row table:style-name="ro1">
          <table:table-cell table:style-name="ce8"/>
          <table:table-cell table:style-name="ce9"/>
          <table:table-cell table:number-columns-repeated="2" table:style-name="ce7"/>
          <table:table-cell table:number-columns-repeated="3" table:style-name="ce8"/>
          <table:table-cell office:value-type="string" office:string-value="" table:formula="of:=IF([.C37]-[.B37]-[.D37] &gt; 0; [.C37]-[.B37]-[.D37];&quot;&quot;)" table:style-name="ce7"/>
          <table:table-cell table:number-columns-repeated="16376"/>
        </table:table-row>
        <table:table-row table:style-name="ro1">
          <table:table-cell table:style-name="ce10"/>
          <table:table-cell table:style-name="ce11"/>
          <table:table-cell table:number-columns-repeated="2" table:style-name="ce12"/>
          <table:table-cell table:number-columns-repeated="3" table:style-name="ce10"/>
          <table:table-cell office:value-type="string" office:string-value="" table:formula="of:=IF([.C38]-[.B38]-[.D38] &gt; 0; [.C38]-[.B38]-[.D38];&quot;&quot;)" table:style-name="ce12"/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string" table:style-name="ce13">
            <text:p>Gesamtdauer:</text:p>
          </table:table-cell>
          <table:table-cell office:value-type="time" office:time-value="PT4H56M0S" table:formula="of:=SUM([.H5:.H38])" table:style-name="ce15">
            <text:p>4:56</text:p>
          </table:table-cell>
          <table:table-cell table:number-columns-repeated="16376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date-style style:name="N37">
      <number:day number:style="long"/>
      <number:text>.</number:text>
      <number:month number:style="long"/>
      <number:text>.</number:text>
      <number:year/>
    </number:date-style>
    <number:time-style style:name="N41P0" number:truncate-on-overflow="false">
      <number:hours/>
      <number:text>:</number:text>
      <number:minutes number:style="long"/>
    </number:time-style>
    <number:text-style style:name="N41">
      <number:text-content/>
      <style:map style:condition="value()&gt;=0" style:apply-style-name="N41P0"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66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Taha Al Hariri</dc:creator>
    <meta:creation-date>2017-10-20T23:41:04Z</meta:creation-date>
    <dc:date>2022-10-26T22:09:42Z</dc:date>
    <meta:editing-cycles>5</meta:editing-cycles>
    <meta:editing-duration>PT0S</meta:editing-duration>
  </office:meta>
</office:document-meta>
</file>